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A18CB2C47E2A013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5in" fo:margin-left="-0.0958in" fo:margin-top="0in" fo:margin-bottom="0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5.4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2" style:family="table">
      <style:table-properties style:width="6.25in" fo:margin-left="-0.0958in" fo:margin-top="0in" fo:margin-bottom="0in" table:align="left"/>
    </style:style>
    <style:style style:name="Table2.A" style:family="table-column">
      <style:table-column-properties style:column-width="1.3854in"/>
    </style:style>
    <style:style style:name="Table2.B" style:family="table-column">
      <style:table-column-properties style:column-width="4.86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2.B3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3" style:family="table">
      <style:table-properties style:width="6.2681in" fo:margin-left="-0.0958in" fo:margin-top="0in" fo:margin-bottom="0in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4" style:family="table">
      <style:table-properties style:width="6.25in" fo:margin-left="-0.0958in" fo:margin-top="0in" fo:margin-bottom="0in" table:align="left"/>
    </style:style>
    <style:style style:name="Table4.A" style:family="table-column">
      <style:table-column-properties style:column-width="1.2917in"/>
    </style:style>
    <style:style style:name="Table4.B" style:family="table-column">
      <style:table-column-properties style:column-width="4.958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5" style:family="table">
      <style:table-properties style:width="6.25in" fo:margin-left="-0.0958in" fo:margin-top="0in" fo:margin-bottom="0in" table:align="left"/>
    </style:style>
    <style:style style:name="Table5.A" style:family="table-column">
      <style:table-column-properties style:column-width="1.3438in"/>
    </style:style>
    <style:style style:name="Table5.B" style:family="table-column">
      <style:table-column-properties style:column-width="4.906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 fo:padding="0in" fo:border="non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keep-together="auto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 fo:keep-together="auto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break-before="page"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2" style:family="paragraph" style:parent-style-name="Title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13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5" style:family="paragraph" style:parent-style-name="Heading_20_2">
      <style:paragraph-properties fo:margin-top="0.139in" fo:margin-bottom="0in" loext:contextual-spacing="false" fo:padding="0in" fo:border="none"/>
    </style:style>
    <style:style style:name="P16" style:family="paragraph" style:parent-style-name="Heading_20_1">
      <style:paragraph-properties fo:margin-top="0.139in" fo:margin-bottom="0in" loext:contextual-spacing="false" fo:text-align="center" style:justify-single-word="false" fo:padding="0in" fo:border="none"/>
    </style:style>
    <style:style style:name="P17" style:family="paragraph" style:parent-style-name="Heading_20_1">
      <style:paragraph-properties fo:margin-top="0.139in" fo:margin-bottom="0in" loext:contextual-spacing="false" fo:text-align="start" style:justify-single-word="false" fo:padding="0in" fo:border="none"/>
    </style:style>
    <style:style style:name="P18" style:family="paragraph" style:parent-style-name="Subtitle">
      <style:paragraph-properties fo:margin-top="0in" fo:margin-bottom="0.139in" loext:contextual-spacing="false" fo:text-align="center" style:justify-single-word="false" fo:padding="0in" fo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/>
    </style:style>
    <style:style style:name="P20" style:family="paragraph" style:parent-style-name="Title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1" fo:padding="0in" fo:border="none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660000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j6tf2leztpx8"/></text:p>
      <text:p text:style-name="P12"><text:bookmark text:name="_2t895x5vgele"/>Projet X </text:p>
      <text:p text:style-name="P18"><text:bookmark text:name="_6ssryf72fcgc"/>Master 1 Informatique — Génie Logiciel — Projet Phase 1</text:p>
      <text:p text:style-name="P1">Diffusion</text:p>
      <text:p text:style-name="P1"><draw:rect text:anchor-type="as-char" svg:y="0in" draw:z-index="4" draw:style-name="gr1" draw:text-style-name="P21" svg:width="0.0012in" svg:height="0.0213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A:</text:p>
          </table:table-cell>
          <table:table-cell table:style-name="Table1.A1" office:value-type="string">
            <text:p text:style-name="P11">Pablo Arrighi (<text:a xlink:type="simple" xlink:href="mailto:pablo.arrighi+m1swe@gmail.com" text:style-name="Internet_20_link" text:visited-style-name="Visited_20_Internet_20_Link"><text:span text:style-name="T1">pablo.arrighi+m1swe@gmail.com</text:span></text:a>)</text:p>
            <text:p text:style-name="P11">Stefano Facchni (<text:a xlink:type="simple" xlink:href="mailto:stefano.facchini+m1swe@gmail.com" text:style-name="Internet_20_link" text:visited-style-name="Visited_20_Internet_20_Link"><text:span text:style-name="T1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11">CC:</text:p>
          </table:table-cell>
          <table:table-cell table:style-name="Table1.B2" office:value-type="string">
            <text:p text:style-name="P11"><text:s/>Alice, Bob, Charlie, David, Eve</text:p>
          </table:table-cell>
        </table:table-row>
      </table:table>
      <text:p text:style-name="P9"/>
      <text:p text:style-name="P1"/>
      <text:p text:style-name="P1">Participants</text:p>
      <text:p text:style-name="P1"><draw:rect text:anchor-type="as-char" svg:y="0in" draw:z-index="5" draw:style-name="gr1" draw:text-style-name="P21" svg:width="0.0012in" svg:height="0.0213in"><text:p/></draw:rec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Equipe</text:p>
          </table:table-cell>
          <table:table-cell table:style-name="Table2.A1" office:value-type="string">
            <text:p text:style-name="P3">Y</text:p>
          </table:table-cell>
        </table:table-row>
        <table:table-row table:style-name="Table2.1">
          <table:table-cell table:style-name="Table2.A1" office:value-type="string">
            <text:p text:style-name="P3">Chef de projet</text:p>
          </table:table-cell>
          <table:table-cell table:style-name="Table2.A1" office:value-type="string">
            <text:p text:style-name="P3">Alice</text:p>
          </table:table-cell>
        </table:table-row>
        <table:table-row table:style-name="Table2.1">
          <table:table-cell table:style-name="Table2.A1" office:value-type="string">
            <text:p text:style-name="P3">Analyste(s) / Concepteur(s)</text:p>
          </table:table-cell>
          <table:table-cell table:style-name="Table2.B3" office:value-type="string">
            <text:p text:style-name="P3">Bob, Charlie</text:p>
          </table:table-cell>
        </table:table-row>
        <table:table-row table:style-name="Table2.1">
          <table:table-cell table:style-name="Table2.A1" office:value-type="string">
            <text:p text:style-name="P3">Testeur(s)</text:p>
          </table:table-cell>
          <table:table-cell table:style-name="Table2.B3" office:value-type="string">
            <text:p text:style-name="P3">Bob, Eve</text:p>
          </table:table-cell>
        </table:table-row>
        <table:table-row table:style-name="Table2.1">
          <table:table-cell table:style-name="Table2.A1" office:value-type="string">
            <text:p text:style-name="P3">Développeur(s)</text:p>
          </table:table-cell>
          <table:table-cell table:style-name="Table2.B3" office:value-type="string">
            <text:p text:style-name="P3">Alice, David, Eve, Charlie</text:p>
          </table:table-cell>
        </table:table-row>
      </table:table>
      <text:p text:style-name="P1"/>
      <text:p text:style-name="P1"/>
      <text:p text:style-name="P1">Présentation du sujet</text:p>
      <text:p text:style-name="P1"><draw:rect text:anchor-type="as-char" svg:y="0in" draw:z-index="6" draw:style-name="gr1" draw:text-style-name="P21" svg:width="0.0012in" svg:height="0.0213in"><text:p/></draw:rect></text:p>
      <text:p text:style-name="P1"><text:s/></text:p>
      <text:p text:style-name="P1">Le client appartient au secteur …</text:p>
      <text:p text:style-name="P1">Dans ce cadre …</text:p>
      <text:p text:style-name="P1">L’objectif du projet X est de …</text:p>
      <text:p text:style-name="P1"/>
      <text:p text:style-name="P1"/>
      <text:p text:style-name="P8"/>
      <text:p text:style-name="P1"/>
      <text:p text:style-name="P1"/>
      <text:p text:style-name="P1">Table des matières</text:p>
      <text:p text:style-name="P1"><draw:rect text:anchor-type="as-char" svg:y="0in" draw:z-index="7" draw:style-name="gr1" draw:text-style-name="P21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13"><text:a xlink:type="simple" xlink:href="#_1zd0osh85pfl" text:style-name="Index_20_Link" text:visited-style-name="Index_20_Link"><text:span text:style-name="T1">Cahier des charges &amp; Spécifications</text:span></text:a></text:p>
                <text:p text:style-name="P14"><text:a xlink:type="simple" xlink:href="#_zibjt27aoypc" text:style-name="Index_20_Link" text:visited-style-name="Index_20_Link"><text:span text:style-name="T1">Synthèse</text:span></text:a></text:p>
                <text:p text:style-name="P13"><text:a xlink:type="simple" xlink:href="#_pwdkenqpp72u" text:style-name="Index_20_Link" text:visited-style-name="Index_20_Link"><text:span text:style-name="T1">Dossier d’Analyse Fonctionnelle</text:span></text:a></text:p>
                <text:p text:style-name="P14"><text:a xlink:type="simple" xlink:href="#_hhxdmnfwpbur" text:style-name="Index_20_Link" text:visited-style-name="Index_20_Link"><text:span text:style-name="T1">Synthèse</text:span></text:a></text:p>
              </text:index-body>
            </text:table-of-content>
            <text:p text:style-name="P11"/>
          </table:table-cell>
        </table:table-row>
      </table:table>
      <text:p text:style-name="P1"/>
      <text:p text:style-name="P1"/>
      <text:p text:style-name="P8"/>
      <text:p text:style-name="P16"><text:bookmark text:name="_1zd0osh85pfl"/>Cahier des charges &amp; Spécifications</text:p>
      <text:p text:style-name="P6"><text:s/>(Eventuellement: Plan de développement / Tableau de bord)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Auteur(s)</text:p>
          </table:table-cell>
          <table:table-cell table:style-name="Table4.A1" office:value-type="string">
            <text:p text:style-name="P7">Bob, Charlie</text:p>
          </table:table-cell>
        </table:table-row>
      </table:table>
      <text:p text:style-name="P4"/>
      <text:p text:style-name="P4"/>
      <text:p text:style-name="P1"/>
      <text:p text:style-name="P15"><text:bookmark text:name="_zibjt27aoypc"/>Synthèse</text:p>
      <text:p text:style-name="P5">L’objectif du projet X est de …</text:p>
      <text:p text:style-name="P5">Les besoins prioritaires du clients sont …</text:p>
      <text:p text:style-name="P5">Ils ont été formalisés via …</text:p>
      <text:p text:style-name="P5">Les critères de réussite du projet sont donc de …</text:p>
      <text:p text:style-name="P5">Les principaux risques associés résident dans …</text:p>
      <text:p text:style-name="P5">Une partie de l’équipe adressera immédiatement le risque principal, en …</text:p>
      <text:p text:style-name="P5">Le reste de l’équipe préparera …</text:p>
      <text:p text:style-name="P1"/>
      <text:p text:style-name="P7"/>
      <text:p text:style-name="P7"><text:span text:style-name="T2">POURSUIVRE AVEC LES ELEMENTS DU CAHIER DES CHARGES / SPECIFICATIONS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2"> QUI VOUS PARAISSENT LES PLUS PERTINENTS.</text:span></text:p>
      <text:p text:style-name="P7"/>
      <text:p text:style-name="P17"><text:bookmark text:name="_chidx2kq73n9"/></text:p>
      <text:p text:style-name="P17"><text:bookmark text:name="_qzspsodsft4e"/></text:p>
      <text:p text:style-name="P17"><text:bookmark text:name="_re35ekbnxl8b"/></text:p>
      <text:p text:style-name="P8"/>
      <text:p text:style-name="P16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3">Bob, Eve</text:p>
          </table:table-cell>
        </table:table-row>
      </table:table>
      <text:p text:style-name="P4"/>
      <text:p text:style-name="P4"/>
      <text:p text:style-name="P1"/>
      <text:p text:style-name="P15"><text:bookmark text:name="_hhxdmnfwpbur"/>Synthèse</text:p>
      <text:p text:style-name="P5">L’objectif du projet X est de …</text:p>
      <text:p text:style-name="P5">La modélisation du système a été effectuée via …</text:p>
      <text:p text:style-name="P5">Nous avons opté pour architecture dont les principales caractéristiques sont de …</text:p>
      <text:p text:style-name="P5">En effet, cette architecture permettra au logiciel de …</text:p>
      <text:p text:style-name="P5">Ladite architecture est décrite via <text:s/>…</text:p>
      <text:p text:style-name="P1"><text:s/></text:p>
      <text:p text:style-name="P1"/>
      <text:p text:style-name="P1"><text:span text:style-name="T2">POURSUIVRE AVEC LES ELEMENTS DU DOSSIER D’ANALYSE FONCTIONNELLE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2"> QUI VOUS PARAISSENT LES PLUS PERTINENTS.</text:span></text:p>
      <text:p text:style-name="P1"/>
      <text:p text:style-name="P1"/>
      <text:p text:style-name="P5"/>
      <text:p text:style-name="P5"/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666666"/>
    </style:style>
    <style:style style:name="MP3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0.6252in" svg:y="0.1252in" svg:width="2.4016in" svg:height="0.7402in" draw:z-index="3"><draw:image xlink:href="Pictures/10000000000001930000007DA18CB2C47E2A0139.jpg" xlink:type="simple" xlink:show="embed" xlink:actuate="onLoad"/></draw:frame></text:p>
        <text:p text:style-name="MP2">Date de rendu</text:p>
        <text:p text:style-name="MP3">Projet Phase 1 / <text:s/>X</text:p>
        <text:p text:style-name="MP2">Equipe Y : Alice, Bob, Charlie, David, Eve</text:p>
      </style:header>
      <style:footer>
        <text:p text:style-name="MP4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5" meta:image-count="1" meta:object-count="0" meta:page-count="4" meta:paragraph-count="61" meta:word-count="253" meta:character-count="1614" meta:non-whitespace-character-count="1407"/>
  </office:meta>
</office:document-meta>
</file>